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office:automatic-styles>
  <office:body>
    <office:text text:use-soft-page-breaks="true">
      <text:p text:style-name="P1"/>
      <text:p text:style-name="P2"/>
      <text:p text:style-name="P3"><text:tab/>In 2022 the bees will be an important subject that the national assembly will work on. Today the populations of domestic bees but also of wild insects are decreasing a lot. This subject, even if it is small, is very important<text:s/>because it shows the great crisis that agricultural production is going through. There is a strong link between the alteration of ecosystems and agricultural production. <text:s/>Even if 35% of the agricultural production is made by pollinators, insects are very good indicators of the health of the ecosystems. Bees are very well monitored because we use them to make honey and they are often close to crops. <text:s/>The disappearance of bees because of the use of pesticides, are one of the visible points of the impacts of this modern agricultural production.<text:s/></text:p>
      <text:p text:style-name="P4"/>
      <text:p text:style-name="P5"><text:tab/>I think that the decrease of bee populations and even the disappearance of insects, should not make us forget the causes of the degradation of our ecosystem. The decline of bees is the result of many factors (agricultural production, the appearance of new predators, climate change ...). To solve the problem we must look at the way we produce our food but also our industrial products (phones, houses,...). <text:s/>The bees are the witnesses of our overconsumption of resources<text:s/>of the earth which modifies the ecosystem in which they evolved and live today. <text:s/></text:p>
      <text:p text:style-name="P6"><text:tab/>Nowdays, if we want to live sustainably with our planet, we need to change quickly our way of producing and consuming. Politicians are interested in major topics by theme, it<text:s/>is hoped that the fact that bees are a national cause in 2022. It will allows<text:s/>to vote laws to change the agriculture quick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GERIN-JEAN</meta:initial-creator>
    <dc:creator>David GERIN-JEAN</dc:creator>
    <meta:creation-date>2021-10-12T16:49:00Z</meta:creation-date>
    <dc:date>2021-10-12T19:54:00Z</dc:date>
    <meta:template xlink:href="Normal" xlink:type="simple"/>
    <meta:editing-cycles>3</meta:editing-cycles>
    <meta:editing-duration>PT3060S</meta:editing-duration>
    <meta:document-statistic meta:page-count="1" meta:paragraph-count="3" meta:word-count="251" meta:character-count="1634" meta:row-count="11" meta:non-whitespace-character-count="1386"/>
  </office:meta>
</office:document-meta>
</file>